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9.527cm" fo:min-width="9.277cm"/>
    </style:style>
    <style:style style:name="gr2" style:family="graphic" style:parent-style-name="standard" style:list-style-name="L1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241cm" fo:min-width="0cm" fo:padding-top="0.133cm" fo:padding-bottom="0.133cm" fo:padding-left="0.258cm" fo:padding-right="0.258cm"/>
    </style:style>
    <style:style style:name="gr3" style:family="graphic" style:parent-style-name="standard">
      <style:graphic-properties draw:stroke="solid" svg:stroke-width="0.018cm" svg:stroke-color="#dddddd" draw:marker-start-width="0cm" draw:marker-end-width="0cm" draw:fill-color="#ffe994" draw:textarea-horizontal-align="justify" draw:textarea-vertical-align="middle" draw:auto-grow-height="false" fo:min-height="0.241cm" fo:min-width="0cm" fo:padding-top="0.133cm" fo:padding-bottom="0.133cm" fo:padding-left="0.258cm" fo:padding-right="0.258cm"/>
    </style:style>
    <style:style style:name="gr4" style:family="graphic" style:parent-style-name="standard" style:list-style-name="L1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5" style:family="graphic" style:parent-style-name="standard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6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2cm" fo:min-width="0.201cm" fo:padding-top="0.133cm" fo:padding-bottom="0.133cm" fo:padding-left="0.258cm" fo:padding-right="0.258cm"/>
    </style:style>
    <style:style style:name="gr7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1cm" fo:padding-top="0.133cm" fo:padding-bottom="0.133cm" fo:padding-left="0.258cm" fo:padding-right="0.258cm"/>
    </style:style>
    <style:style style:name="gr8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1cm" fo:padding-top="0.133cm" fo:padding-bottom="0.133cm" fo:padding-left="0.258cm" fo:padding-right="0.258cm"/>
    </style:style>
    <style:style style:name="gr9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10" style:family="graphic" style:parent-style-name="standard">
      <style:graphic-properties draw:stroke="none" svg:stroke-color="#000000" draw:fill-color="#ffffa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111111" draw:textarea-horizontal-align="justify" draw:textarea-vertical-align="middle" draw:auto-grow-height="false" fo:min-height="0.199cm" fo:min-width="0.6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845cm"/>
    </style:style>
    <style:style style:name="gr13" style:family="graphic" style:parent-style-name="standard">
      <style:graphic-properties draw:fill-color="#111111" draw:textarea-horizontal-align="justify" draw:textarea-vertical-align="middle" draw:auto-grow-height="false" fo:min-height="0.198cm" fo:min-width="0.6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2.845cm"/>
    </style:style>
    <style:style style:name="gr15" style:family="graphic" style:parent-style-name="standard">
      <style:graphic-properties draw:stroke="solid" svg:stroke-color="#a1467e" draw:fill="solid" draw:fill-color="#f7d1d5" draw:opacity="25%" fo:min-height="1.973cm"/>
    </style:style>
    <style:style style:name="gr16" style:family="graphic" style:parent-style-name="standard">
      <style:graphic-properties draw:stroke="solid" svg:stroke-color="#ff4000" draw:fill="solid" draw:fill-color="#ffd7d7" draw:opacity="25%" fo:min-height="1.655cm"/>
    </style:style>
    <style:style style:name="gr17" style:family="graphic" style:parent-style-name="standard">
      <style:graphic-properties draw:stroke="solid" svg:stroke-color="#ff6d6d" draw:fill="solid" draw:fill-color="#ffd7d7" draw:opacity="50%" fo:min-height="3.227cm"/>
    </style:style>
    <style:style style:name="gr18" style:family="graphic" style:parent-style-name="standard">
      <style:graphic-properties draw:stroke="solid" svg:stroke-color="#ff972f" draw:fill="solid" draw:fill-color="#ffdbb6" draw:opacity="50%" fo:min-height="3.392cm"/>
    </style:style>
    <style:style style:name="gr19" style:family="graphic" style:parent-style-name="standard">
      <style:graphic-properties draw:fill-color="#111111" draw:textarea-horizontal-align="justify" draw:textarea-vertical-align="middle" draw:auto-grow-height="false" fo:min-height="0.199cm" fo:min-width="1.651cm"/>
    </style:style>
    <style:style style:name="gr20" style:family="graphic" style:parent-style-name="standard">
      <style:graphic-properties draw:fill-color="#111111" draw:textarea-horizontal-align="justify" draw:textarea-vertical-align="middle" draw:auto-grow-height="false" fo:min-height="0.198cm" fo:min-width="1.651cm"/>
    </style:style>
    <style:style style:name="gr21" style:family="graphic" style:parent-style-name="standard">
      <style:graphic-properties draw:fill-color="#111111" draw:textarea-horizontal-align="justify" draw:textarea-vertical-align="middle" draw:auto-grow-height="false" fo:min-height="0.199cm" fo:min-width="0.634cm"/>
    </style:style>
    <style:style style:name="gr22" style:family="graphic" style:parent-style-name="standard">
      <style:graphic-properties draw:fill-color="#111111" draw:textarea-horizontal-align="justify" draw:textarea-vertical-align="middle" draw:auto-grow-height="false" fo:min-height="0.198cm" fo:min-width="0.634cm"/>
    </style:style>
    <style:style style:name="gr23" style:family="graphic" style:parent-style-name="standard">
      <style:graphic-properties draw:stroke="none" draw:fill-color="#111111" draw:opacity="10%" draw:textarea-horizontal-align="justify" draw:textarea-vertical-align="middle" draw:auto-grow-height="false" fo:min-height="0.198cm" fo:min-width="2.995cm"/>
    </style:style>
    <style:style style:name="gr24" style:family="graphic" style:parent-style-name="standard">
      <style:graphic-properties draw:stroke="none" draw:fill-color="#111111" draw:opacity="10%" draw:textarea-horizontal-align="justify" draw:textarea-vertical-align="middle" draw:auto-grow-height="false" fo:min-height="0.199cm" fo:min-width="2.995cm"/>
    </style:style>
    <style:style style:name="gr25" style:family="graphic" style:parent-style-name="standard" style:list-style-name="L1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241cm" fo:min-width="0cm" fo:padding-top="0.133cm" fo:padding-bottom="0.133cm" fo:padding-left="0.258cm" fo:padding-right="0.258cm"/>
    </style:style>
    <style:style style:name="gr26" style:family="graphic" style:parent-style-name="standard" style:list-style-name="L1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27" style:family="graphic" style:parent-style-name="standard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241cm" fo:min-width="0cm" fo:padding-top="0.133cm" fo:padding-bottom="0.133cm" fo:padding-left="0.258cm" fo:padding-right="0.258cm"/>
    </style:style>
    <style:style style:name="gr28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2cm" fo:min-width="0.201cm" fo:padding-top="0.133cm" fo:padding-bottom="0.133cm" fo:padding-left="0.258cm" fo:padding-right="0.258cm"/>
    </style:style>
    <style:style style:name="gr29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1cm" fo:padding-top="0.133cm" fo:padding-bottom="0.133cm" fo:padding-left="0.258cm" fo:padding-right="0.258cm"/>
    </style:style>
    <style:style style:name="gr30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1cm" fo:padding-top="0.133cm" fo:padding-bottom="0.133cm" fo:padding-left="0.258cm" fo:padding-right="0.258cm"/>
    </style:style>
    <style:style style:name="gr31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32" style:family="graphic" style:parent-style-name="standard">
      <style:graphic-properties draw:stroke="solid" svg:stroke-color="#468a1a" draw:fill="solid" draw:fill-color="#afd095" draw:opacity="25%" fo:min-height="1.893cm"/>
    </style:style>
    <style:style style:name="gr33" style:family="graphic" style:parent-style-name="standard" style:list-style-name="L1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241cm" fo:min-width="0cm" fo:padding-top="0.133cm" fo:padding-bottom="0.133cm" fo:padding-left="0.258cm" fo:padding-right="0.258cm"/>
    </style:style>
    <style:style style:name="gr34" style:family="graphic" style:parent-style-name="standard">
      <style:graphic-properties draw:stroke="solid" svg:stroke-width="0.018cm" svg:stroke-color="#dddddd" draw:marker-start-width="0cm" draw:marker-end-width="0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35" style:family="graphic" style:parent-style-name="standard" style:list-style-name="L1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36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2cm" fo:min-width="0.201cm" fo:padding-top="0.133cm" fo:padding-bottom="0.133cm" fo:padding-left="0.258cm" fo:padding-right="0.258cm"/>
    </style:style>
    <style:style style:name="gr37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1cm" fo:padding-top="0.133cm" fo:padding-bottom="0.133cm" fo:padding-left="0.258cm" fo:padding-right="0.258cm"/>
    </style:style>
    <style:style style:name="gr38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1cm" fo:padding-top="0.133cm" fo:padding-bottom="0.133cm" fo:padding-left="0.258cm" fo:padding-right="0.258cm"/>
    </style:style>
    <style:style style:name="gr39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40" style:family="graphic" style:parent-style-name="standard" style:list-style-name="L1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241cm" fo:min-width="0cm" fo:padding-top="0.133cm" fo:padding-bottom="0.133cm" fo:padding-left="0.258cm" fo:padding-right="0.258cm"/>
    </style:style>
    <style:style style:name="gr41" style:family="graphic" style:parent-style-name="standard" style:list-style-name="L1">
      <style:graphic-properties svg:stroke-width="0.018cm" svg:stroke-color="#dddddd" draw:marker-start-width="0cm" draw:marker-end-width="0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42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2cm" fo:min-width="0.201cm" fo:padding-top="0.133cm" fo:padding-bottom="0.133cm" fo:padding-left="0.258cm" fo:padding-right="0.258cm"/>
    </style:style>
    <style:style style:name="gr43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1cm" fo:padding-top="0.133cm" fo:padding-bottom="0.133cm" fo:padding-left="0.258cm" fo:padding-right="0.258cm"/>
    </style:style>
    <style:style style:name="gr44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1cm" fo:padding-top="0.133cm" fo:padding-bottom="0.133cm" fo:padding-left="0.258cm" fo:padding-right="0.258cm"/>
    </style:style>
    <style:style style:name="gr45" style:family="graphic" style:parent-style-name="standard" style:list-style-name="L1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451cm" fo:min-width="0.202cm" fo:padding-top="0.133cm" fo:padding-bottom="0.133cm" fo:padding-left="0.258cm" fo:padding-right="0.258cm"/>
    </style:style>
    <style:style style:name="gr46" style:family="graphic" style:parent-style-name="standard" style:list-style-name="L1">
      <style:graphic-properties draw:stroke="solid" svg:stroke-color="#ff4000" draw:fill="solid" draw:fill-color="#ffd7d7" draw:opacity="25%" fo:min-height="1.654cm"/>
    </style:style>
    <style:style style:name="P1" style:family="paragraph">
      <loext:graphic-properties draw:fill="solid" draw:fill-color="#00a933"/>
      <style:paragraph-properties fo:text-align="center"/>
    </style:style>
    <style:style style:name="P2" style:family="paragraph">
      <loext:graphic-properties draw:fill-color="#ffe994"/>
      <style:paragraph-properties fo:margin-left="0cm" fo:margin-right="0cm" fo:text-align="center" fo:text-indent="0cm"/>
      <style:text-properties style:use-window-font-color="true" style:font-name="Liberation Sans" fo:font-size="18pt" style:letter-kerning="true" style:font-name-asian="Droid Sans Fallback" style:font-size-asian="18pt" style:font-name-complex="Droid Sans Devanagari" style:font-size-complex="18pt"/>
    </style:style>
    <style:style style:name="P3" style:family="paragraph">
      <loext:graphic-properties draw:fill-color="#ffe994"/>
      <style:paragraph-properties fo:text-align="center"/>
      <style:text-properties style:use-window-font-color="true" fo:font-size="18pt" style:font-size-asian="18pt" style:font-size-complex="18pt"/>
    </style:style>
    <style:style style:name="P4" style:family="paragraph">
      <loext:graphic-properties draw:fill-color="#ffe994"/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Droid Sans Devanagari" style:font-size-complex="18pt"/>
    </style:style>
    <style:style style:name="P5" style:family="paragraph">
      <loext:graphic-properties draw:fill-color="#ffffa6"/>
      <style:paragraph-properties fo:text-align="center"/>
    </style:style>
    <style:style style:name="P6" style:family="paragraph">
      <loext:graphic-properties draw:fill-color="#111111"/>
      <style:paragraph-properties fo:text-align="center"/>
      <style:text-properties fo:font-size="14pt" fo:font-style="italic"/>
    </style:style>
    <style:style style:name="P7" style:family="paragraph">
      <loext:graphic-properties draw:fill="none" draw:fill-color="#ffffff"/>
      <style:text-properties fo:color="#ff0000" fo:font-size="24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7d1d5" draw:opacity="25%"/>
      <style:paragraph-properties fo:text-align="center"/>
      <style:text-properties fo:color="#a1467e" fo:font-size="48pt" fo:font-style="italic" fo:font-weight="bold"/>
    </style:style>
    <style:style style:name="P10" style:family="paragraph">
      <style:paragraph-properties fo:text-align="end"/>
      <style:text-properties fo:font-size="28pt"/>
    </style:style>
    <style:style style:name="P11" style:family="paragraph">
      <loext:graphic-properties draw:fill="solid" draw:fill-color="#ffd7d7" draw:opacity="25%"/>
      <style:paragraph-properties fo:text-align="end"/>
      <style:text-properties fo:color="#ff4000" fo:font-size="28pt" fo:font-style="italic" fo:font-weight="bold"/>
    </style:style>
    <style:style style:name="P12" style:family="paragraph">
      <loext:graphic-properties draw:fill="solid" draw:fill-color="#ffd7d7" draw:opacity="50%"/>
      <style:paragraph-properties fo:text-align="center"/>
      <style:text-properties fo:color="#ff6d6d" fo:font-size="54pt" fo:font-style="italic" fo:font-weight="bold"/>
    </style:style>
    <style:style style:name="P13" style:family="paragraph">
      <loext:graphic-properties draw:fill="solid" draw:fill-color="#ffdbb6" draw:opacity="50%"/>
      <style:paragraph-properties fo:text-align="center"/>
      <style:text-properties fo:color="#ff972f" fo:font-size="54pt" fo:font-style="italic" fo:font-weight="bold"/>
    </style:style>
    <style:style style:name="P14" style:family="paragraph">
      <loext:graphic-properties draw:fill-color="#111111" draw:opacity="10%"/>
      <style:paragraph-properties fo:text-align="center"/>
      <style:text-properties fo:font-size="12pt" fo:font-style="italic" fo:font-weight="normal"/>
    </style:style>
    <style:style style:name="P15" style:family="paragraph">
      <loext:graphic-properties draw:fill-color="#111111" draw:opacity="10%"/>
      <style:paragraph-properties fo:text-align="center"/>
      <style:text-properties fo:font-size="14pt" fo:font-style="italic" fo:font-weight="bold"/>
    </style:style>
    <style:style style:name="P16" style:family="paragraph">
      <loext:graphic-properties draw:fill="solid" draw:fill-color="#afd095" draw:opacity="25%"/>
      <style:paragraph-properties fo:text-align="center"/>
      <style:text-properties fo:color="#468a1a" fo:font-size="48pt" fo:font-style="italic" fo:font-weight="bold"/>
    </style:style>
    <style:style style:name="P17" style:family="paragraph">
      <loext:graphic-properties draw:fill-color="#111111" draw:opacity="10%"/>
      <style:paragraph-properties fo:text-align="center"/>
      <style:text-properties fo:font-size="14pt" fo:font-style="italic" fo:font-weight="bold" style:font-size-asian="14pt" style:font-weight-asian="bold" style:font-size-complex="14pt" style:font-weight-complex="bold"/>
    </style:style>
    <style:style style:name="P18" style:family="paragraph">
      <loext:graphic-properties draw:fill-color="#111111" draw:opacity="10%"/>
      <style:paragraph-properties fo:text-align="center"/>
      <style:text-properties fo:font-size="12pt" fo:font-style="italic" fo:font-weight="normal" style:font-size-asian="12pt" style:font-weight-asian="normal" style:font-size-complex="12pt" style:font-weight-complex="normal"/>
    </style:style>
    <style:style style:name="P19" style:family="paragraph">
      <style:paragraph-properties fo:margin-left="0cm" fo:margin-right="0cm" fo:text-align="start" fo:text-indent="0cm"/>
      <style:text-properties fo:color="#ff4000" style:font-name="Liberation Sans" fo:font-size="28pt" fo:font-style="italic" fo:font-weight="bold" style:letter-kerning="true" style:font-name-asian="Droid Sans Fallback" style:font-size-asian="18pt" style:font-name-complex="Droid Sans Devanagari" style:font-size-complex="18pt"/>
    </style:style>
    <style:style style:name="P20" style:family="paragraph">
      <loext:graphic-properties draw:fill="solid" draw:fill-color="#ffd7d7" draw:opacity="25%"/>
      <style:paragraph-properties fo:margin-left="0cm" fo:margin-right="0cm" fo:text-align="start" fo:text-indent="0cm"/>
      <style:text-properties fo:color="#ff4000" style:font-name="Liberation Sans" fo:font-size="28pt" fo:font-style="italic" fo:font-weight="bold" style:letter-kerning="true" style:font-name-asian="Droid Sans Fallback" style:font-size-asian="18pt" style:font-name-complex="Droid Sans Devanagari" style:font-size-complex="18pt"/>
    </style:style>
    <style:style style:name="T1" style:family="text">
      <style:text-properties fo:color="#ff0000" fo:font-size="24pt" fo:font-weight="bold" style:font-size-asian="32pt" style:font-weight-asian="bold" style:font-size-complex="32pt" style:font-weight-complex="bold"/>
    </style:style>
    <style:style style:name="T2" style:family="text">
      <style:text-properties fo:color="#a1467e" fo:font-size="48pt" fo:font-style="italic" fo:font-weight="bold"/>
    </style:style>
    <style:style style:name="T3" style:family="text">
      <style:text-properties fo:font-variant="normal" fo:text-transform="none" fo:color="#ff4000" style:text-outline="false" style:text-line-through-style="none" style:text-line-through-type="none" style:font-name="Liberation Sans" fo:font-style="italic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4000" fo:font-style="italic" fo:font-weight="bold"/>
    </style:style>
    <style:style style:name="T5" style:family="text">
      <style:text-properties fo:color="#ff6d6d" fo:font-size="54pt" fo:font-style="italic" fo:font-weight="bold" style:font-size-asian="28pt" style:font-size-complex="28pt"/>
    </style:style>
    <style:style style:name="T6" style:family="text">
      <style:text-properties fo:color="#ff6d6d" fo:font-size="28pt" fo:font-style="italic" fo:font-weight="bold" style:font-size-asian="28pt" style:font-size-complex="28pt"/>
    </style:style>
    <style:style style:name="T7" style:family="text">
      <style:text-properties fo:color="#ff972f" fo:font-size="54pt" fo:font-style="italic" fo:font-weight="bold" style:font-size-asian="54pt" style:font-size-complex="54pt"/>
    </style:style>
    <style:style style:name="T8" style:family="text">
      <style:text-properties fo:color="#ff972f" fo:font-size="32pt" fo:font-style="italic" fo:font-weight="bold" style:font-size-asian="32pt" style:font-size-complex="32pt"/>
    </style:style>
    <style:style style:name="T9" style:family="text">
      <style:text-properties fo:font-size="12pt" fo:font-style="italic" fo:font-weight="normal"/>
    </style:style>
    <style:style style:name="T10" style:family="text">
      <style:text-properties fo:font-size="14pt" fo:font-style="italic" fo:font-weight="bold"/>
    </style:style>
    <style:style style:name="T11" style:family="text">
      <style:text-properties fo:color="#468a1a" fo:font-size="48pt" fo:font-style="italic" fo:font-weight="bold"/>
    </style:style>
    <style:style style:name="T12" style:family="text">
      <style:text-properties fo:color="#ff972f" fo:font-size="54pt" fo:font-style="italic" fo:font-weight="bold" style:font-size-asian="32pt" style:font-size-complex="32pt"/>
    </style:style>
    <style:style style:name="T13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14" style:family="text">
      <style:text-properties fo:font-size="12pt" fo:font-style="italic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25cm" svg:height="13.825cm" svg:x="5.445cm" svg:y="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717cm" svg:height="0.717cm" svg:x="9.701cm" svg:y="13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716cm" svg:height="0.718cm" svg:x="11.135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18cm" svg:height="0.717cm" svg:x="14.271cm" svg:y="13.40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717cm" svg:height="0.718cm" svg:x="12.835cm" svg:y="13.75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4" draw:layer="layout" svg:width="0.717cm" svg:height="0.718cm" draw:transform="rotate (-3.14141812066459) translate (10.374cm 2.018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717cm" svg:height="0.717cm" draw:transform="rotate (-3.14141812066459) translate (11.806cm 1.656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717cm" svg:height="0.717cm" draw:transform="rotate (-3.14159265358979) translate (14.941cm 2.01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718cm" svg:height="0.717cm" draw:transform="rotate (-3.14159265358979) translate (13.511cm 1.656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5" draw:layer="layout" svg:width="0.537cm" svg:height="0.628cm" draw:transform="skewX (0.00157079632679492) rotate (-2.32617482705804) translate (16.071cm 13.45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.133cm" svg:height="0.449cm" svg:x="10.706cm" svg:y="12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.353cm" svg:y="11.949cm">
          <draw:text-box>
            <text:p><text:span text:style-name="T1">Slot 9</text:span></text:p>
          </draw:text-box>
        </draw:frame>
        <draw:custom-shape draw:style-name="gr13" draw:text-style-name="P6" draw:layer="layout" svg:width="1.133cm" svg:height="0.448cm" svg:x="10.706cm" svg:y="1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345cm" svg:height="1.419cm" svg:x="1.353cm" svg:y="10.892cm">
          <draw:text-box>
            <text:p><text:span text:style-name="T1">Slot 8</text:span></text:p>
          </draw:text-box>
        </draw:frame>
        <draw:custom-shape draw:style-name="gr13" draw:text-style-name="P6" draw:layer="layout" svg:width="1.133cm" svg:height="0.448cm" svg:x="10.706cm" svg:y="10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.353cm" svg:y="9.833cm">
          <draw:text-box>
            <text:p><text:span text:style-name="T1">Slot 7</text:span></text:p>
          </draw:text-box>
        </draw:frame>
        <draw:custom-shape draw:style-name="gr11" draw:text-style-name="P6" draw:layer="layout" svg:width="1.133cm" svg:height="0.449cm" svg:x="10.706cm" svg:y="9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.353cm" svg:y="8.774cm">
          <draw:text-box>
            <text:p><text:span text:style-name="T1">Slot 6</text:span></text:p>
          </draw:text-box>
        </draw:frame>
        <draw:custom-shape draw:style-name="gr13" draw:text-style-name="P6" draw:layer="layout" svg:width="1.133cm" svg:height="0.448cm" svg:x="10.706cm" svg:y="8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345cm" svg:height="1.419cm" svg:x="1.353cm" svg:y="7.717cm">
          <draw:text-box>
            <text:p><text:span text:style-name="T1">Slot 5</text:span></text:p>
          </draw:text-box>
        </draw:frame>
        <draw:custom-shape draw:style-name="gr13" draw:text-style-name="P6" draw:layer="layout" svg:width="1.133cm" svg:height="0.448cm" svg:x="10.706cm" svg:y="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.353cm" svg:y="6.658cm">
          <draw:text-box>
            <text:p><text:span text:style-name="T1">Slot 4</text:span></text:p>
          </draw:text-box>
        </draw:frame>
        <draw:custom-shape draw:style-name="gr13" draw:text-style-name="P6" draw:layer="layout" svg:width="1.133cm" svg:height="0.448cm" svg:x="10.706cm" svg:y="5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345cm" svg:height="1.419cm" svg:x="1.353cm" svg:y="5.599cm">
          <draw:text-box>
            <text:p><text:span text:style-name="T1">Slot 3</text:span></text:p>
          </draw:text-box>
        </draw:frame>
        <draw:custom-shape draw:style-name="gr13" draw:text-style-name="P6" draw:layer="layout" svg:width="1.133cm" svg:height="0.448cm" svg:x="10.706cm" svg:y="4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.353cm" svg:y="4.541cm">
          <draw:text-box>
            <text:p><text:span text:style-name="T1">Slot 2</text:span></text:p>
          </draw:text-box>
        </draw:frame>
        <draw:custom-shape draw:style-name="gr11" draw:text-style-name="P6" draw:layer="layout" svg:width="1.133cm" svg:height="0.449cm" svg:x="10.706cm" svg:y="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.353cm" svg:y="3.483cm">
          <draw:text-box>
            <text:p><text:span text:style-name="T1">Slot 1</text:span></text:p>
          </draw:text-box>
        </draw:frame>
        <draw:frame draw:style-name="gr15" draw:text-style-name="P9" draw:layer="layout" svg:width="9.584cm" svg:height="2.223cm" svg:x="0.619cm" svg:y="0.365cm">
          <draw:text-box>
            <text:p text:style-name="P8"><text:span text:style-name="T2">Top flange</text:span></text:p>
          </draw:text-box>
        </draw:frame>
        <draw:frame draw:style-name="gr16" draw:text-style-name="P11" draw:layer="layout" svg:width="6.741cm" svg:height="2.453cm" svg:x="14.335cm" svg:y="0.365cm">
          <draw:text-box>
            <text:p text:style-name="P10"><text:span text:style-name="T3">EE01,EW20,W</text:span><text:span text:style-name="T4">E01,</text:span><text:span text:style-name="T3">W</text:span><text:span text:style-name="T4">W20</text:span></text:p>
          </draw:text-box>
        </draw:frame>
        <draw:frame draw:style-name="gr17" draw:text-style-name="P12" draw:layer="layout" svg:width="6.215cm" svg:height="3.477cm" draw:transform="rotate (1.5707963267949) translate (4.758cm 10.784cm)">
          <draw:text-box>
            <text:p text:style-name="P8"><text:span text:style-name="T5">RED</text:span><text:span text:style-name="T6"> (long)</text:span></text:p>
          </draw:text-box>
        </draw:frame>
        <draw:frame draw:style-name="gr18" draw:text-style-name="P13" draw:layer="layout" svg:width="8.774cm" svg:height="3.642cm" draw:transform="rotate (-1.5707963267949) translate (20.223cm 3.289cm)">
          <draw:text-box>
            <text:p text:style-name="P8"><text:span text:style-name="T7">YELLOW</text:span></text:p>
            <text:p text:style-name="P8"><text:span text:style-name="T8">(short)</text:span></text:p>
          </draw:text-box>
        </draw:frame>
        <draw:custom-shape draw:style-name="gr19" draw:text-style-name="P6" draw:layer="layout" svg:width="2.151cm" svg:height="0.449cm" svg:x="8.344cm" svg:y="12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344cm" svg:y="1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344cm" svg:y="10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8.344cm" svg:y="9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344cm" svg:y="8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344cm" svg:y="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344cm" svg:y="5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344cm" svg:y="4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8.344cm" svg:y="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15.008cm" svg:y="12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5.008cm" svg:y="1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5.008cm" svg:y="10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15.008cm" svg:y="9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5.008cm" svg:y="8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5.008cm" svg:y="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5.008cm" svg:y="5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5.008cm" svg:y="4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15.008cm" svg:y="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12.646cm" svg:y="12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2.646cm" svg:y="1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2.646cm" svg:y="10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12.646cm" svg:y="9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2.646cm" svg:y="8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2.646cm" svg:y="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2.646cm" svg:y="5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2.646cm" svg:y="4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12.646cm" svg:y="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3.495cm" svg:height="0.448cm" svg:x="8.344cm" svg:y="12.247cm">
          <text:p text:style-name="P8"><text:span text:style-name="T9">(not connect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3.495cm" svg:height="0.449cm" svg:x="8.344cm" svg:y="11.189cm">
          <text:p text:style-name="P8"><text:span text:style-name="T9">(not connect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12.65cm" svg:y="11.189cm">
          <text:p text:style-name="P8"><text:span text:style-name="T10">Yellow 8 (C0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344cm" svg:y="10.131cm">
          <text:p text:style-name="P8"><text:span text:style-name="T10">Red 7 (C0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2.65cm" svg:y="10.131cm">
          <text:p text:style-name="P8"><text:span text:style-name="T10">Yellow 7 (C0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344cm" svg:y="9.072cm">
          <text:p text:style-name="P8"><text:span text:style-name="T10">Red 6 (C0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2.65cm" svg:y="9.072cm">
          <text:p text:style-name="P8"><text:span text:style-name="T10">Yellow 6 (C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344cm" svg:y="8.014cm">
          <text:p text:style-name="P8"><text:span text:style-name="T10">Red 5 (C0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2.65cm" svg:y="8.014cm">
          <text:p text:style-name="P8"><text:span text:style-name="T10">Yellow 5 (C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344cm" svg:y="6.956cm">
          <text:p text:style-name="P8"><text:span text:style-name="T10">Red 4 (C0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2.65cm" svg:y="6.956cm">
          <text:p text:style-name="P8"><text:span text:style-name="T10">Yellow 4 (C1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8.344cm" svg:y="5.896cm">
          <text:p text:style-name="P8"><text:span text:style-name="T10">Red 3 (C0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12.65cm" svg:y="5.896cm">
          <text:p text:style-name="P8"><text:span text:style-name="T10">Yellow 3 (C1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344cm" svg:y="4.839cm">
          <text:p text:style-name="P8"><text:span text:style-name="T10">Red 2 (C0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2.65cm" svg:y="4.839cm">
          <text:p text:style-name="P8"><text:span text:style-name="T10">Yellow 2 (C1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2.65cm" svg:y="3.781cm">
          <text:p text:style-name="P8"><text:span text:style-name="T10">Yellow 1 (C1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3.495cm" svg:height="0.448cm" svg:x="12.65cm" svg:y="12.259cm">
          <text:p text:style-name="P8"><text:span text:style-name="T9">(not connect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344cm" svg:y="3.793cm">
          <text:p text:style-name="P8"><text:span text:style-name="T10">Red 1 (C0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3.825cm" svg:height="13.825cm" svg:x="0.186cm" svg:y="13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2" draw:layer="layout" svg:width="0.717cm" svg:height="0.717cm" svg:x="4.501cm" svg:y="26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716cm" svg:height="0.718cm" svg:x="5.935cm" svg:y="26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" draw:layer="layout" svg:width="0.718cm" svg:height="0.717cm" svg:x="9.071cm" svg:y="26.24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" draw:layer="layout" svg:width="0.717cm" svg:height="0.718cm" svg:x="7.635cm" svg:y="26.60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4" draw:layer="layout" svg:width="0.717cm" svg:height="0.718cm" draw:transform="rotate (-3.14141812066459) translate (5.174cm 14.864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4" draw:layer="layout" svg:width="0.717cm" svg:height="0.717cm" draw:transform="rotate (-3.14141812066459) translate (6.606cm 14.502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4" draw:layer="layout" svg:width="0.717cm" svg:height="0.717cm" draw:transform="rotate (-3.14159265358979) translate (9.741cm 14.861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4" draw:layer="layout" svg:width="0.718cm" svg:height="0.717cm" draw:transform="rotate (-3.14159265358979) translate (8.311cm 14.502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5" draw:layer="layout" svg:width="0.537cm" svg:height="0.628cm" draw:transform="skewX (0.00157079632679492) rotate (-2.32617482705804) translate (10.871cm 26.3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.133cm" svg:height="0.449cm" svg:x="5.506cm" svg:y="2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5.569cm" svg:y="24.795cm">
          <draw:text-box>
            <text:p><text:span text:style-name="T1">Slot 9</text:span></text:p>
          </draw:text-box>
        </draw:frame>
        <draw:custom-shape draw:style-name="gr13" draw:text-style-name="P6" draw:layer="layout" svg:width="1.133cm" svg:height="0.448cm" svg:x="5.506cm" svg:y="2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345cm" svg:height="1.419cm" svg:x="15.569cm" svg:y="23.738cm">
          <draw:text-box>
            <text:p><text:span text:style-name="T1">Slot 8</text:span></text:p>
          </draw:text-box>
        </draw:frame>
        <draw:custom-shape draw:style-name="gr13" draw:text-style-name="P6" draw:layer="layout" svg:width="1.133cm" svg:height="0.448cm" svg:x="5.506cm" svg:y="22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5.569cm" svg:y="22.679cm">
          <draw:text-box>
            <text:p><text:span text:style-name="T1">Slot 7</text:span></text:p>
          </draw:text-box>
        </draw:frame>
        <draw:custom-shape draw:style-name="gr11" draw:text-style-name="P6" draw:layer="layout" svg:width="1.133cm" svg:height="0.449cm" svg:x="5.506cm" svg:y="2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5.569cm" svg:y="21.62cm">
          <draw:text-box>
            <text:p><text:span text:style-name="T1">Slot 6</text:span></text:p>
          </draw:text-box>
        </draw:frame>
        <draw:custom-shape draw:style-name="gr13" draw:text-style-name="P6" draw:layer="layout" svg:width="1.133cm" svg:height="0.448cm" svg:x="5.506cm" svg:y="20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345cm" svg:height="1.419cm" svg:x="15.569cm" svg:y="20.563cm">
          <draw:text-box>
            <text:p><text:span text:style-name="T1">Slot 5</text:span></text:p>
          </draw:text-box>
        </draw:frame>
        <draw:custom-shape draw:style-name="gr13" draw:text-style-name="P6" draw:layer="layout" svg:width="1.133cm" svg:height="0.448cm" svg:x="5.506cm" svg:y="1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5.569cm" svg:y="19.504cm">
          <draw:text-box>
            <text:p><text:span text:style-name="T1">Slot 4</text:span></text:p>
          </draw:text-box>
        </draw:frame>
        <draw:custom-shape draw:style-name="gr13" draw:text-style-name="P6" draw:layer="layout" svg:width="1.133cm" svg:height="0.448cm" svg:x="5.506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345cm" svg:height="1.419cm" svg:x="15.569cm" svg:y="18.445cm">
          <draw:text-box>
            <text:p><text:span text:style-name="T1">Slot 3</text:span></text:p>
          </draw:text-box>
        </draw:frame>
        <draw:custom-shape draw:style-name="gr13" draw:text-style-name="P6" draw:layer="layout" svg:width="1.133cm" svg:height="0.448cm" svg:x="5.506cm" svg:y="1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5.569cm" svg:y="17.387cm">
          <draw:text-box>
            <text:p><text:span text:style-name="T1">Slot 2</text:span></text:p>
          </draw:text-box>
        </draw:frame>
        <draw:custom-shape draw:style-name="gr11" draw:text-style-name="P6" draw:layer="layout" svg:width="1.133cm" svg:height="0.449cm" svg:x="5.506cm" svg:y="1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5.569cm" svg:y="16.329cm">
          <draw:text-box>
            <text:p><text:span text:style-name="T1">Slot 1</text:span></text:p>
          </draw:text-box>
        </draw:frame>
        <draw:frame draw:style-name="gr32" draw:text-style-name="P16" draw:layer="layout" svg:width="11.684cm" svg:height="2.143cm" svg:x="10.271cm" svg:y="25.511cm">
          <draw:text-box>
            <text:p text:style-name="P8"><text:span text:style-name="T11">Middle flange</text:span></text:p>
          </draw:text-box>
        </draw:frame>
        <draw:frame draw:style-name="gr17" draw:text-style-name="P12" draw:layer="layout" svg:width="6.215cm" svg:height="3.477cm" draw:transform="rotate (1.5707963267949) translate (-0.242cm 23.63cm)">
          <draw:text-box>
            <text:p text:style-name="P8"><text:span text:style-name="T5">RED</text:span><text:span text:style-name="T6"> (long)</text:span></text:p>
          </draw:text-box>
        </draw:frame>
        <draw:frame draw:style-name="gr18" draw:text-style-name="P13" draw:layer="layout" svg:width="9.174cm" svg:height="3.642cm" draw:transform="rotate (-1.5707963267949) translate (15.125cm 15.935cm)">
          <draw:text-box>
            <text:p text:style-name="P8"><text:span text:style-name="T12">YELLOW</text:span><text:span text:style-name="T8"> (short)</text:span></text:p>
          </draw:text-box>
        </draw:frame>
        <draw:custom-shape draw:style-name="gr19" draw:text-style-name="P6" draw:layer="layout" svg:width="2.151cm" svg:height="0.449cm" svg:x="3.144cm" svg:y="2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144cm" svg:y="2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144cm" svg:y="22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3.144cm" svg:y="2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144cm" svg:y="20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144cm" svg:y="1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144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144cm" svg:y="1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3.144cm" svg:y="1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9.808cm" svg:y="2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9.808cm" svg:y="2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9.808cm" svg:y="22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9.808cm" svg:y="2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9.808cm" svg:y="20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9.808cm" svg:y="1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9.808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9.808cm" svg:y="1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9.808cm" svg:y="1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7.446cm" svg:y="2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7.446cm" svg:y="2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7.446cm" svg:y="22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7.446cm" svg:y="2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7.446cm" svg:y="20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7.446cm" svg:y="1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7.446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7.446cm" svg:y="1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7.446cm" svg:y="1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144cm" svg:y="25.093cm">
          <text:p text:style-name="P8"><text:span text:style-name="T10"><text:s/></text:span><text:span text:style-name="T10">Red 9 (C1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3.144cm" svg:y="24.035cm">
          <text:p text:style-name="P8"><text:span text:style-name="T10">Red 8 (C1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7.45cm" svg:y="24.035cm">
          <text:p text:style-name="P8"><text:span text:style-name="T10">Yellow 8 (C2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144cm" svg:y="22.977cm">
          <text:p text:style-name="P8"><text:span text:style-name="T10">Red 7 (C1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7.45cm" svg:y="22.977cm">
          <text:p text:style-name="P8"><text:span text:style-name="T10">Yellow 7 (C2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144cm" svg:y="21.918cm">
          <text:p text:style-name="P8"><text:span text:style-name="T10">Red 6 (C1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7.45cm" svg:y="21.918cm">
          <text:p text:style-name="P8"><text:span text:style-name="T10">Yellow 6 (C2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144cm" svg:y="20.86cm">
          <text:p text:style-name="P8"><text:span text:style-name="T10">Red 5 (C2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7.45cm" svg:y="20.86cm">
          <text:p text:style-name="P8"><text:span text:style-name="T10">Yellow 5 (C2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144cm" svg:y="19.802cm">
          <text:p text:style-name="P8"><text:span text:style-name="T10">Red 4 (C2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7.45cm" svg:y="19.802cm">
          <text:p text:style-name="P8"><text:span text:style-name="T10">Yellow 4 (C3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3.144cm" svg:y="18.742cm">
          <text:p text:style-name="P8"><text:span text:style-name="T10">Red 3 (C2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7.45cm" svg:y="18.731cm">
          <text:p text:style-name="P8"><text:span text:style-name="T10">Yellow 3 (C3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144cm" svg:y="17.685cm">
          <text:p text:style-name="P8"><text:span text:style-name="T10">Red 2 (C2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7.45cm" svg:y="17.685cm">
          <text:p text:style-name="P8"><text:span text:style-name="T10">Yellow 2 (C3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7.45cm" svg:y="16.627cm">
          <text:p text:style-name="P8"><text:span text:style-name="T10">Yellow 1 (C3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7.45cm" svg:y="25.105cm">
          <text:p text:style-name="P8"><text:span text:style-name="T10">Yellow 9 (C2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144cm" svg:y="16.639cm">
          <text:p text:style-name="P8"><text:span text:style-name="T10">Red 1 (C24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3.825cm" svg:height="13.825cm" draw:transform="rotate (-3.14159265358979) translate (14.69cm 14.5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3" draw:text-style-name="P2" draw:layer="layout" svg:width="0.717cm" svg:height="0.717cm" draw:transform="rotate (-3.14159265358979) translate (10.375cm 1.9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" draw:layer="layout" svg:width="0.716cm" svg:height="0.718cm" svg:x="6.521cm" svg:y="0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718cm" svg:height="0.717cm" draw:transform="rotate (-3.14159265358979) translate (5.805cm 1.951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717cm" svg:height="0.718cm" svg:x="8.221cm" svg:y="0.87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4" draw:layer="layout" svg:width="0.717cm" svg:height="0.718cm" draw:transform="rotate (0.000174532925199433) translate (9.702cm 13.334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" draw:layer="layout" svg:width="0.717cm" svg:height="0.717cm" draw:transform="rotate (0.000174532925199433) translate (8.27cm 13.69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" draw:layer="layout" svg:width="0.717cm" svg:height="0.717cm" svg:x="5.129cm" svg:y="13.331cm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" draw:layer="layout" svg:width="0.718cm" svg:height="0.717cm" svg:x="6.565cm" svg:y="13.69cm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5" draw:layer="layout" svg:width="0.537cm" svg:height="0.628cm" draw:transform="skewX (0.00157079632679483) rotate (0.815417826531751) translate (4.005cm 1.89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.133cm" svg:height="0.449cm" svg:x="6.186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6.748cm" svg:y="11.949cm">
          <draw:text-box>
            <text:p><text:span text:style-name="T1">Slot 1</text:span></text:p>
          </draw:text-box>
        </draw:frame>
        <draw:custom-shape draw:style-name="gr13" draw:text-style-name="P6" draw:layer="layout" svg:width="1.133cm" svg:height="0.448cm" svg:x="6.186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345cm" svg:height="1.419cm" svg:x="16.748cm" svg:y="10.892cm">
          <draw:text-box>
            <text:p><text:span text:style-name="T1">Slot 2</text:span></text:p>
          </draw:text-box>
        </draw:frame>
        <draw:custom-shape draw:style-name="gr13" draw:text-style-name="P6" draw:layer="layout" svg:width="1.133cm" svg:height="0.448cm" svg:x="6.186cm" svg:y="12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6.748cm" svg:y="9.833cm">
          <draw:text-box>
            <text:p><text:span text:style-name="T1">Slot 3</text:span></text:p>
          </draw:text-box>
        </draw:frame>
        <draw:custom-shape draw:style-name="gr11" draw:text-style-name="P6" draw:layer="layout" svg:width="1.133cm" svg:height="0.449cm" svg:x="6.186cm" svg:y="11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6.748cm" svg:y="8.774cm">
          <draw:text-box>
            <text:p><text:span text:style-name="T1">Slot 4</text:span></text:p>
          </draw:text-box>
        </draw:frame>
        <draw:custom-shape draw:style-name="gr13" draw:text-style-name="P6" draw:layer="layout" svg:width="1.133cm" svg:height="0.448cm" svg:x="6.186cm" svg:y="1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345cm" svg:height="1.419cm" svg:x="16.748cm" svg:y="7.717cm">
          <draw:text-box>
            <text:p><text:span text:style-name="T1">Slot 5</text:span></text:p>
          </draw:text-box>
        </draw:frame>
        <draw:custom-shape draw:style-name="gr13" draw:text-style-name="P6" draw:layer="layout" svg:width="1.133cm" svg:height="0.448cm" svg:x="6.186cm" svg:y="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6.748cm" svg:y="6.658cm">
          <draw:text-box>
            <text:p><text:span text:style-name="T1">Slot 6</text:span></text:p>
          </draw:text-box>
        </draw:frame>
        <draw:custom-shape draw:style-name="gr13" draw:text-style-name="P6" draw:layer="layout" svg:width="1.133cm" svg:height="0.448cm" svg:x="6.186cm" svg:y="7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345cm" svg:height="1.419cm" svg:x="16.748cm" svg:y="5.599cm">
          <draw:text-box>
            <text:p><text:span text:style-name="T1">Slot 7</text:span></text:p>
          </draw:text-box>
        </draw:frame>
        <draw:custom-shape draw:style-name="gr13" draw:text-style-name="P6" draw:layer="layout" svg:width="1.133cm" svg:height="0.448cm" svg:x="6.186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6.748cm" svg:y="4.541cm">
          <draw:text-box>
            <text:p><text:span text:style-name="T1">Slot 8</text:span></text:p>
          </draw:text-box>
        </draw:frame>
        <draw:custom-shape draw:style-name="gr11" draw:text-style-name="P6" draw:layer="layout" svg:width="1.133cm" svg:height="0.449cm" svg:x="6.186cm" svg:y="5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6.748cm" svg:y="3.483cm">
          <draw:text-box>
            <text:p><text:span text:style-name="T1">Slot 9</text:span></text:p>
          </draw:text-box>
        </draw:frame>
        <draw:frame draw:style-name="gr15" draw:text-style-name="P9" draw:layer="layout" svg:width="9.584cm" svg:height="2.223cm" svg:x="12.006cm" svg:y="0.365cm">
          <draw:text-box>
            <text:p text:style-name="P8"><text:span text:style-name="T2">Top flange</text:span></text:p>
          </draw:text-box>
        </draw:frame>
        <draw:custom-shape draw:style-name="gr19" draw:text-style-name="P6" draw:layer="layout" svg:width="2.151cm" svg:height="0.449cm" svg:x="3.824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824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824cm" svg:y="12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3.824cm" svg:y="11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824cm" svg:y="1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824cm" svg:y="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824cm" svg:y="7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3.824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3.824cm" svg:y="5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10.488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0.488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0.488cm" svg:y="12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10.488cm" svg:y="11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0.488cm" svg:y="1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0.488cm" svg:y="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0.488cm" svg:y="7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0.488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10.488cm" svg:y="5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8.126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126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126cm" svg:y="12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8.126cm" svg:y="11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126cm" svg:y="1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126cm" svg:y="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126cm" svg:y="7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8.126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8.126cm" svg:y="5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.495cm" svg:height="0.448cm" svg:x="3.824cm" svg:y="4.809cm">
          <text:p text:style-name="P8"><text:span text:style-name="T13">Yellow 8 (A0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3.495cm" svg:height="0.449cm" svg:x="3.824cm" svg:y="3.751cm">
          <text:p text:style-name="P8"><text:span text:style-name="T9">(not connect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3.495cm" svg:height="0.449cm" svg:x="8.13cm" svg:y="4.767cm">
          <text:p text:style-name="P8"><text:span text:style-name="T14">(not connect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824cm" svg:y="12.236cm">
          <text:p text:style-name="P8"><text:span text:style-name="T10">Yellow 1 (A1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13cm" svg:y="12.236cm">
          <text:p text:style-name="P8"><text:span text:style-name="T10">Red 1 (A0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824cm" svg:y="11.177cm">
          <text:p text:style-name="P8"><text:span text:style-name="T10">Yellow 2 (A1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13cm" svg:y="11.177cm">
          <text:p text:style-name="P8"><text:span text:style-name="T10">Red 2 (A0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824cm" svg:y="10.119cm">
          <text:p text:style-name="P8"><text:span text:style-name="T10">Yellow 3 (A1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13cm" svg:y="10.119cm">
          <text:p text:style-name="P8"><text:span text:style-name="T10">Red 3 (A0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824cm" svg:y="9.061cm">
          <text:p text:style-name="P8"><text:span text:style-name="T10">Yellow 4 (A1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13cm" svg:y="9.061cm">
          <text:p text:style-name="P8"><text:span text:style-name="T10">Red 4 (A0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3.824cm" svg:y="8.001cm">
          <text:p text:style-name="P8"><text:span text:style-name="T10">Yellow 5 (A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8.13cm" svg:y="8.001cm">
          <text:p text:style-name="P8"><text:span text:style-name="T10">Red 5 (A0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824cm" svg:y="6.944cm">
          <text:p text:style-name="P8"><text:span text:style-name="T10">Yellow 6 (A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13cm" svg:y="6.944cm">
          <text:p text:style-name="P8"><text:span text:style-name="T10">Red 6 (A0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8.13cm" svg:y="5.886cm">
          <text:p text:style-name="P8"><text:span text:style-name="T10">Red 7 (A0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3.495cm" svg:height="0.448cm" svg:x="8.13cm" svg:y="3.767cm">
          <text:p text:style-name="P8"><text:span text:style-name="T9">(not connect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3.824cm" svg:y="5.898cm">
          <text:p text:style-name="P8"><text:span text:style-name="T10">Yellow 7 (A0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3.825cm" svg:height="13.825cm" draw:transform="rotate (-3.14159265358979) translate (20.459cm 27.4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0" draw:text-style-name="P2" draw:layer="layout" svg:width="0.717cm" svg:height="0.717cm" draw:transform="rotate (-3.14159265358979) translate (16.144cm 14.7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716cm" svg:height="0.718cm" svg:x="12.29cm" svg:y="13.7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" draw:layer="layout" svg:width="0.718cm" svg:height="0.717cm" draw:transform="rotate (-3.14159265358979) translate (11.574cm 14.797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" draw:layer="layout" svg:width="0.717cm" svg:height="0.718cm" svg:x="13.99cm" svg:y="13.72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4" draw:layer="layout" svg:width="0.717cm" svg:height="0.718cm" draw:transform="rotate (0.000174532925199433) translate (15.471cm 26.18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4" draw:layer="layout" svg:width="0.717cm" svg:height="0.717cm" draw:transform="rotate (0.000174532925199433) translate (14.039cm 26.536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4" draw:layer="layout" svg:width="0.717cm" svg:height="0.717cm" svg:x="10.898cm" svg:y="26.177cm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4" draw:layer="layout" svg:width="0.718cm" svg:height="0.717cm" svg:x="12.334cm" svg:y="26.536cm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5" draw:layer="layout" svg:width="0.537cm" svg:height="0.628cm" draw:transform="skewX (0.00157079632679483) rotate (0.815417826531751) translate (9.774cm 14.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.133cm" svg:height="0.449cm" svg:x="11.955cm" svg:y="2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133cm" svg:height="0.448cm" svg:x="11.955cm" svg:y="2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133cm" svg:height="0.448cm" svg:x="11.955cm" svg:y="22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33cm" svg:height="0.449cm" svg:x="11.955cm" svg:y="2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133cm" svg:height="0.448cm" svg:x="11.955cm" svg:y="20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133cm" svg:height="0.448cm" svg:x="11.955cm" svg:y="1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133cm" svg:height="0.448cm" svg:x="11.955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133cm" svg:height="0.448cm" svg:x="11.955cm" svg:y="1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33cm" svg:height="0.449cm" svg:x="11.955cm" svg:y="1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6" draw:layer="layout" svg:width="11.684cm" svg:height="2.143cm" svg:x="-0.27cm" svg:y="25.511cm">
          <draw:text-box>
            <text:p text:style-name="P8"><text:span text:style-name="T11">Middle flange</text:span></text:p>
          </draw:text-box>
        </draw:frame>
        <draw:custom-shape draw:style-name="gr19" draw:text-style-name="P6" draw:layer="layout" svg:width="2.151cm" svg:height="0.449cm" svg:x="9.593cm" svg:y="2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9.593cm" svg:y="2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9.593cm" svg:y="22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9.593cm" svg:y="2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9.593cm" svg:y="20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9.593cm" svg:y="1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9.593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9.593cm" svg:y="1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9.593cm" svg:y="1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16.257cm" svg:y="2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6.257cm" svg:y="2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6.257cm" svg:y="22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16.257cm" svg:y="2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6.257cm" svg:y="20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6.257cm" svg:y="1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6.257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134cm" svg:height="0.448cm" svg:x="16.257cm" svg:y="1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134cm" svg:height="0.449cm" svg:x="16.257cm" svg:y="1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13.895cm" svg:y="2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3.895cm" svg:y="24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3.895cm" svg:y="22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13.895cm" svg:y="2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3.895cm" svg:y="20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3.895cm" svg:y="1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3.895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151cm" svg:height="0.448cm" svg:x="13.895cm" svg:y="1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151cm" svg:height="0.449cm" svg:x="13.895cm" svg:y="1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9.593cm" svg:y="25.093cm">
          <text:p text:style-name="P8"><text:span text:style-name="T10"><text:s/></text:span><text:span text:style-name="T10">Yellow 1 (A3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9.593cm" svg:y="24.035cm">
          <text:p text:style-name="P8"><text:span text:style-name="T10">Yellow 2 (A3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13.899cm" svg:y="24.035cm">
          <text:p text:style-name="P8"><text:span text:style-name="T10">Red 2 (A2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9.593cm" svg:y="22.977cm">
          <text:p text:style-name="P8"><text:span text:style-name="T10">Yellow 3 (A3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3.899cm" svg:y="22.977cm">
          <text:p text:style-name="P8"><text:span text:style-name="T10">Red 3 (A2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9.593cm" svg:y="21.918cm">
          <text:p text:style-name="P8"><text:span text:style-name="T10">Yellow 4 (A3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3.899cm" svg:y="21.918cm">
          <text:p text:style-name="P8"><text:span text:style-name="T10">Red 4 (A2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9.593cm" svg:y="20.86cm">
          <text:p text:style-name="P8"><text:span text:style-name="T10">Yellow 5 (A2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3.899cm" svg:y="20.86cm">
          <text:p text:style-name="P8"><text:span text:style-name="T10">Red 5 (A2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9.593cm" svg:y="19.802cm">
          <text:p text:style-name="P8"><text:span text:style-name="T10">Yellow 6 (A2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3.899cm" svg:y="19.802cm">
          <text:p text:style-name="P8"><text:span text:style-name="T10">Red 6 (A1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9.593cm" svg:y="18.742cm">
          <text:p text:style-name="P8"><text:span text:style-name="T10">Yellow 7 (A2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495cm" svg:height="0.449cm" svg:x="13.899cm" svg:y="18.731cm">
          <text:p text:style-name="P8"><text:span text:style-name="T10">Red 7 (A1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9.593cm" svg:y="17.685cm">
          <text:p text:style-name="P8"><text:span text:style-name="T10">Yellow 8 (A2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3.899cm" svg:y="17.685cm">
          <text:p text:style-name="P8"><text:span text:style-name="T10">Red 8 (A1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3.899cm" svg:y="16.627cm">
          <text:p text:style-name="P8"><text:span text:style-name="T10">Red 9 (A1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13.899cm" svg:y="25.105cm">
          <text:p text:style-name="P8"><text:span text:style-name="T10">Red 1 (A2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495cm" svg:height="0.448cm" svg:x="9.593cm" svg:y="16.639cm">
          <text:p text:style-name="P8"><text:span text:style-name="T10">Yellow 9 (A2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345cm" svg:height="1.42cm" svg:x="1.849cm" svg:y="24.726cm">
          <draw:text-box>
            <text:p><text:span text:style-name="T1">Slot 1</text:span></text:p>
          </draw:text-box>
        </draw:frame>
        <draw:frame draw:style-name="gr14" draw:text-style-name="P7" draw:layer="layout" svg:width="3.345cm" svg:height="1.419cm" svg:x="1.849cm" svg:y="23.669cm">
          <draw:text-box>
            <text:p><text:span text:style-name="T1">Slot 2</text:span></text:p>
          </draw:text-box>
        </draw:frame>
        <draw:frame draw:style-name="gr12" draw:text-style-name="P7" draw:layer="layout" svg:width="3.345cm" svg:height="1.42cm" svg:x="1.849cm" svg:y="22.61cm">
          <draw:text-box>
            <text:p><text:span text:style-name="T1">Slot 3</text:span></text:p>
          </draw:text-box>
        </draw:frame>
        <draw:frame draw:style-name="gr12" draw:text-style-name="P7" draw:layer="layout" svg:width="3.345cm" svg:height="1.42cm" svg:x="1.849cm" svg:y="21.551cm">
          <draw:text-box>
            <text:p><text:span text:style-name="T1">Slot 4</text:span></text:p>
          </draw:text-box>
        </draw:frame>
        <draw:frame draw:style-name="gr14" draw:text-style-name="P7" draw:layer="layout" svg:width="3.345cm" svg:height="1.419cm" svg:x="1.849cm" svg:y="20.494cm">
          <draw:text-box>
            <text:p><text:span text:style-name="T1">Slot 5</text:span></text:p>
          </draw:text-box>
        </draw:frame>
        <draw:frame draw:style-name="gr12" draw:text-style-name="P7" draw:layer="layout" svg:width="3.345cm" svg:height="1.42cm" svg:x="1.849cm" svg:y="19.435cm">
          <draw:text-box>
            <text:p><text:span text:style-name="T1">Slot 6</text:span></text:p>
          </draw:text-box>
        </draw:frame>
        <draw:frame draw:style-name="gr14" draw:text-style-name="P7" draw:layer="layout" svg:width="3.345cm" svg:height="1.419cm" svg:x="1.849cm" svg:y="18.376cm">
          <draw:text-box>
            <text:p><text:span text:style-name="T1">Slot 7</text:span></text:p>
          </draw:text-box>
        </draw:frame>
        <draw:frame draw:style-name="gr12" draw:text-style-name="P7" draw:layer="layout" svg:width="3.345cm" svg:height="1.42cm" svg:x="1.849cm" svg:y="17.318cm">
          <draw:text-box>
            <text:p><text:span text:style-name="T1">Slot 8</text:span></text:p>
          </draw:text-box>
        </draw:frame>
        <draw:frame draw:style-name="gr12" draw:text-style-name="P7" draw:layer="layout" svg:width="3.345cm" svg:height="1.42cm" svg:x="1.849cm" svg:y="16.26cm">
          <draw:text-box>
            <text:p><text:span text:style-name="T1">Slot 9</text:span></text:p>
          </draw:text-box>
        </draw:frame>
        <draw:frame draw:style-name="gr46" draw:text-style-name="P20" draw:layer="layout" svg:width="6.491cm" svg:height="2.453cm" svg:x="0.478cm" svg:y="0.366cm">
          <draw:text-box>
            <text:p text:style-name="P19">EE20,EW01,WE20,WW01</text:p>
          </draw:text-box>
        </draw:frame>
        <draw:frame draw:style-name="gr17" draw:text-style-name="P12" draw:layer="layout" svg:width="6.215cm" svg:height="3.477cm" draw:transform="rotate (-1.5707963267949) translate (15.523cm 4.568cm)">
          <draw:text-box>
            <text:p text:style-name="P8"><text:span text:style-name="T5">RED</text:span><text:span text:style-name="T6"> (long)</text:span></text:p>
          </draw:text-box>
        </draw:frame>
        <draw:frame draw:style-name="gr18" draw:text-style-name="P13" draw:layer="layout" svg:width="8.774cm" svg:height="3.642cm" draw:transform="rotate (1.5707963267949) translate (0.058cm 12.063cm)">
          <draw:text-box>
            <text:p text:style-name="P8"><text:span text:style-name="T7">YELLOW</text:span></text:p>
            <text:p text:style-name="P8"><text:span text:style-name="T8">(short)</text:span></text:p>
          </draw:text-box>
        </draw:frame>
        <draw:frame draw:style-name="gr17" draw:text-style-name="P12" draw:layer="layout" svg:width="6.215cm" svg:height="3.477cm" draw:transform="rotate (-1.5707963267949) translate (21.225cm 17.414cm)">
          <draw:text-box>
            <text:p text:style-name="P8"><text:span text:style-name="T5">RED</text:span><text:span text:style-name="T6"> (long)</text:span></text:p>
          </draw:text-box>
        </draw:frame>
        <draw:frame draw:style-name="gr18" draw:text-style-name="P13" draw:layer="layout" svg:width="9.174cm" svg:height="3.642cm" draw:transform="rotate (1.5707963267949) translate (5.858cm 25.109cm)">
          <draw:text-box>
            <text:p text:style-name="P8"><text:span text:style-name="T12">YELLOW</text:span><text:span text:style-name="T8"> (shor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01:23:39.406408550</meta:creation-date>
    <meta:editing-duration>PT23H22M1S</meta:editing-duration>
    <meta:editing-cycles>19</meta:editing-cycles>
    <meta:generator>LibreOffice/6.2.0.3$Linux_X86_64 LibreOffice_project/20$Build-3</meta:generator>
    <dc:date>2019-02-25T15:16:28.590020243</dc:date>
    <meta:document-statistic meta:object-count="314"/>
  </office:meta>
</office:document-meta>
</file>